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443" officeooo:paragraph-rsid="00186443"/>
    </style:style>
    <style:style style:name="P2" style:family="paragraph" style:parent-style-name="Standard">
      <style:text-properties officeooo:rsid="0018f8fb" officeooo:paragraph-rsid="0018f8fb"/>
    </style:style>
    <style:style style:name="P3" style:family="paragraph" style:parent-style-name="Standard">
      <style:text-properties officeooo:rsid="001bb3a0" officeooo:paragraph-rsid="001bb3a0"/>
    </style:style>
    <style:style style:name="P4" style:family="paragraph" style:parent-style-name="Standard">
      <style:text-properties officeooo:rsid="001e4a4e" officeooo:paragraph-rsid="001e4a4e"/>
    </style:style>
    <style:style style:name="P5" style:family="paragraph" style:parent-style-name="Standard">
      <style:text-properties officeooo:rsid="002024dd" officeooo:paragraph-rsid="002024dd"/>
    </style:style>
    <style:style style:name="P6" style:family="paragraph" style:parent-style-name="Standard">
      <style:text-properties officeooo:rsid="0022466f" officeooo:paragraph-rsid="0022466f"/>
    </style:style>
    <style:style style:name="P7" style:family="paragraph" style:parent-style-name="Standard">
      <style:text-properties officeooo:rsid="0023f8a7" officeooo:paragraph-rsid="0023f8a7"/>
    </style:style>
    <style:style style:name="P8" style:family="paragraph" style:parent-style-name="Standard">
      <style:text-properties officeooo:rsid="0024c99d" officeooo:paragraph-rsid="0024c99d"/>
    </style:style>
    <style:style style:name="P9" style:family="paragraph" style:parent-style-name="Standard">
      <style:text-properties officeooo:rsid="002693fd" officeooo:paragraph-rsid="002693fd"/>
    </style:style>
    <style:style style:name="P10" style:family="paragraph" style:parent-style-name="Standard">
      <style:text-properties officeooo:rsid="00269d77" officeooo:paragraph-rsid="00269d77"/>
    </style:style>
    <style:style style:name="P11" style:family="paragraph" style:parent-style-name="Standard">
      <style:text-properties officeooo:rsid="002ab6c9" officeooo:paragraph-rsid="002ab6c9"/>
    </style:style>
    <style:style style:name="P12" style:family="paragraph" style:parent-style-name="Standard">
      <style:text-properties officeooo:rsid="002d1dd7" officeooo:paragraph-rsid="002d1dd7"/>
    </style:style>
    <style:style style:name="P13" style:family="paragraph" style:parent-style-name="Standard">
      <style:text-properties officeooo:rsid="0030d58d" officeooo:paragraph-rsid="0030d58d"/>
    </style:style>
    <style:style style:name="P14" style:family="paragraph" style:parent-style-name="Standard">
      <style:text-properties officeooo:rsid="0030d58d" officeooo:paragraph-rsid="003495b9"/>
    </style:style>
    <style:style style:name="P15" style:family="paragraph" style:parent-style-name="Standard">
      <style:text-properties officeooo:rsid="0030d58d" officeooo:paragraph-rsid="004d91a3"/>
    </style:style>
    <style:style style:name="P16" style:family="paragraph" style:parent-style-name="Standard">
      <style:text-properties officeooo:rsid="00353fb3" officeooo:paragraph-rsid="00353fb3"/>
    </style:style>
    <style:style style:name="P17" style:family="paragraph" style:parent-style-name="Standard">
      <style:text-properties officeooo:rsid="0037f8a7" officeooo:paragraph-rsid="0037f8a7"/>
    </style:style>
    <style:style style:name="P18" style:family="paragraph" style:parent-style-name="Standard">
      <style:text-properties officeooo:rsid="003a4ddf" officeooo:paragraph-rsid="003a4ddf"/>
    </style:style>
    <style:style style:name="P19" style:family="paragraph" style:parent-style-name="Standard">
      <style:text-properties officeooo:rsid="003dd49c" officeooo:paragraph-rsid="003dd49c"/>
    </style:style>
    <style:style style:name="P20" style:family="paragraph" style:parent-style-name="Standard">
      <style:text-properties officeooo:rsid="003fc327" officeooo:paragraph-rsid="003fc327"/>
    </style:style>
    <style:style style:name="P21" style:family="paragraph" style:parent-style-name="Standard">
      <style:text-properties officeooo:rsid="003febac" officeooo:paragraph-rsid="003febac"/>
    </style:style>
    <style:style style:name="P22" style:family="paragraph" style:parent-style-name="Standard">
      <style:text-properties officeooo:rsid="00407304" officeooo:paragraph-rsid="00407304"/>
    </style:style>
    <style:style style:name="P23" style:family="paragraph" style:parent-style-name="Standard">
      <style:text-properties officeooo:rsid="0042640e" officeooo:paragraph-rsid="0042640e"/>
    </style:style>
    <style:style style:name="P24" style:family="paragraph" style:parent-style-name="Standard">
      <style:text-properties officeooo:rsid="0042f02e" officeooo:paragraph-rsid="0042f02e"/>
    </style:style>
    <style:style style:name="P25" style:family="paragraph" style:parent-style-name="Standard">
      <style:text-properties officeooo:rsid="00434bc5" officeooo:paragraph-rsid="00434bc5"/>
    </style:style>
    <style:style style:name="P26" style:family="paragraph" style:parent-style-name="Standard">
      <style:text-properties officeooo:rsid="00450d92" officeooo:paragraph-rsid="00450d92"/>
    </style:style>
    <style:style style:name="P27" style:family="paragraph" style:parent-style-name="Standard">
      <style:text-properties officeooo:rsid="00489edf" officeooo:paragraph-rsid="00489edf"/>
    </style:style>
    <style:style style:name="P28" style:family="paragraph" style:parent-style-name="Standard">
      <style:text-properties officeooo:rsid="004d91a3" officeooo:paragraph-rsid="004d91a3"/>
    </style:style>
    <style:style style:name="P29" style:family="paragraph" style:parent-style-name="Standard">
      <style:text-properties officeooo:rsid="004d91a3" officeooo:paragraph-rsid="0024c99d"/>
    </style:style>
    <style:style style:name="P30" style:family="paragraph" style:parent-style-name="Standard">
      <style:text-properties officeooo:rsid="003495b9" officeooo:paragraph-rsid="004d91a3"/>
    </style:style>
    <style:style style:name="P31" style:family="paragraph" style:parent-style-name="Standard">
      <style:text-properties officeooo:rsid="004edeac" officeooo:paragraph-rsid="004edeac"/>
    </style:style>
    <style:style style:name="P32" style:family="paragraph" style:parent-style-name="Standard">
      <style:text-properties officeooo:rsid="004edeac" officeooo:paragraph-rsid="00646c92"/>
    </style:style>
    <style:style style:name="P33" style:family="paragraph" style:parent-style-name="Standard">
      <style:text-properties officeooo:rsid="004edeac" officeooo:paragraph-rsid="006c4059"/>
    </style:style>
    <style:style style:name="P34" style:family="paragraph" style:parent-style-name="Standard">
      <style:text-properties fo:font-style="italic" officeooo:rsid="004edeac" officeooo:paragraph-rsid="004edeac" style:font-style-asian="italic" style:font-style-complex="italic"/>
    </style:style>
    <style:style style:name="P35" style:family="paragraph" style:parent-style-name="Standard">
      <style:text-properties officeooo:rsid="0047c9f4" officeooo:paragraph-rsid="0047c9f4"/>
    </style:style>
    <style:style style:name="P36" style:family="paragraph" style:parent-style-name="Standard">
      <style:text-properties officeooo:rsid="00605be0" officeooo:paragraph-rsid="00605be0"/>
    </style:style>
    <style:style style:name="P37" style:family="paragraph" style:parent-style-name="Standard">
      <style:text-properties officeooo:rsid="00646c92" officeooo:paragraph-rsid="00646c92"/>
    </style:style>
    <style:style style:name="P38" style:family="paragraph" style:parent-style-name="Standard">
      <style:text-properties officeooo:rsid="0065f1aa" officeooo:paragraph-rsid="0065f1aa"/>
    </style:style>
    <style:style style:name="P39" style:family="paragraph" style:parent-style-name="Standard">
      <style:text-properties officeooo:rsid="006c4059" officeooo:paragraph-rsid="006c4059"/>
    </style:style>
    <style:style style:name="P40" style:family="paragraph" style:parent-style-name="Standard">
      <style:text-properties officeooo:rsid="006e8088" officeooo:paragraph-rsid="006e8088"/>
    </style:style>
    <style:style style:name="P41" style:family="paragraph" style:parent-style-name="Standard">
      <style:text-properties officeooo:rsid="00744494" officeooo:paragraph-rsid="00744494"/>
    </style:style>
    <style:style style:name="P42" style:family="paragraph" style:parent-style-name="Standard">
      <style:text-properties officeooo:rsid="007729ba" officeooo:paragraph-rsid="007729ba"/>
    </style:style>
    <style:style style:name="P43" style:family="paragraph" style:parent-style-name="Standard">
      <style:text-properties officeooo:rsid="007c9b88" officeooo:paragraph-rsid="007c9b88"/>
    </style:style>
    <style:style style:name="P44" style:family="paragraph" style:parent-style-name="Standard">
      <style:text-properties officeooo:rsid="007c9b88" officeooo:paragraph-rsid="007f6eb1"/>
    </style:style>
    <style:style style:name="P45" style:family="paragraph" style:parent-style-name="Standard">
      <style:text-properties officeooo:rsid="00902c1e" officeooo:paragraph-rsid="00902c1e"/>
    </style:style>
    <style:style style:name="T1" style:family="text">
      <style:text-properties officeooo:rsid="0024c99d"/>
    </style:style>
    <style:style style:name="T2" style:family="text">
      <style:text-properties officeooo:rsid="0027e96b"/>
    </style:style>
    <style:style style:name="T3" style:family="text">
      <style:text-properties officeooo:rsid="00281b4f"/>
    </style:style>
    <style:style style:name="T4" style:family="text">
      <style:text-properties officeooo:rsid="002c81c0"/>
    </style:style>
    <style:style style:name="T5" style:family="text">
      <style:text-properties officeooo:rsid="0032b98c"/>
    </style:style>
    <style:style style:name="T6" style:family="text">
      <style:text-properties officeooo:rsid="0033b87c"/>
    </style:style>
    <style:style style:name="T7" style:family="text">
      <style:text-properties officeooo:rsid="003989ff"/>
    </style:style>
    <style:style style:name="T8" style:family="text">
      <style:text-properties officeooo:rsid="0039be99"/>
    </style:style>
    <style:style style:name="T9" style:family="text">
      <style:text-properties officeooo:rsid="003d8722"/>
    </style:style>
    <style:style style:name="T10" style:family="text">
      <style:text-properties officeooo:rsid="003dd49c"/>
    </style:style>
    <style:style style:name="T11" style:family="text">
      <style:text-properties officeooo:rsid="003f150e"/>
    </style:style>
    <style:style style:name="T12" style:family="text">
      <style:text-properties officeooo:rsid="003fc327"/>
    </style:style>
    <style:style style:name="T13" style:family="text">
      <style:text-properties officeooo:rsid="004d91a3"/>
    </style:style>
    <style:style style:name="T14" style:family="text">
      <style:text-properties officeooo:rsid="004edeac"/>
    </style:style>
    <style:style style:name="T15" style:family="text">
      <style:text-properties officeooo:rsid="004f4fcd"/>
    </style:style>
    <style:style style:name="T16" style:family="text">
      <style:text-properties officeooo:rsid="004fc9b2"/>
    </style:style>
    <style:style style:name="T17" style:family="text">
      <style:text-properties officeooo:rsid="00508df8"/>
    </style:style>
    <style:style style:name="T18" style:family="text">
      <style:text-properties officeooo:rsid="0050d140"/>
    </style:style>
    <style:style style:name="T19" style:family="text">
      <style:text-properties style:text-position="super 58%" officeooo:rsid="0050d140"/>
    </style:style>
    <style:style style:name="T20" style:family="text">
      <style:text-properties style:text-position="super 58%" officeooo:rsid="0068cc37"/>
    </style:style>
    <style:style style:name="T21" style:family="text">
      <style:text-properties officeooo:rsid="0050d60c"/>
    </style:style>
    <style:style style:name="T22" style:family="text">
      <style:text-properties officeooo:rsid="005108b6"/>
    </style:style>
    <style:style style:name="T23" style:family="text">
      <style:text-properties officeooo:rsid="00524b88"/>
    </style:style>
    <style:style style:name="T24" style:family="text">
      <style:text-properties officeooo:rsid="0052978c"/>
    </style:style>
    <style:style style:name="T25" style:family="text">
      <style:text-properties officeooo:rsid="0052c07c"/>
    </style:style>
    <style:style style:name="T26" style:family="text">
      <style:text-properties officeooo:rsid="005334c5"/>
    </style:style>
    <style:style style:name="T27" style:family="text">
      <style:text-properties officeooo:rsid="00552b24"/>
    </style:style>
    <style:style style:name="T28" style:family="text">
      <style:text-properties officeooo:rsid="00556816"/>
    </style:style>
    <style:style style:name="T29" style:family="text">
      <style:text-properties officeooo:rsid="005727c3"/>
    </style:style>
    <style:style style:name="T30" style:family="text">
      <style:text-properties officeooo:rsid="005727f0"/>
    </style:style>
    <style:style style:name="T31" style:family="text">
      <style:text-properties officeooo:rsid="0057862c"/>
    </style:style>
    <style:style style:name="T32" style:family="text">
      <style:text-properties officeooo:rsid="0058e301"/>
    </style:style>
    <style:style style:name="T33" style:family="text">
      <style:text-properties officeooo:rsid="00462d46"/>
    </style:style>
    <style:style style:name="T34" style:family="text">
      <style:text-properties officeooo:rsid="005ad002"/>
    </style:style>
    <style:style style:name="T35" style:family="text">
      <style:text-properties officeooo:rsid="005c1f81"/>
    </style:style>
    <style:style style:name="T36" style:family="text">
      <style:text-properties officeooo:rsid="005df261"/>
    </style:style>
    <style:style style:name="T37" style:family="text">
      <style:text-properties officeooo:rsid="005f3c8c"/>
    </style:style>
    <style:style style:name="T38" style:family="text">
      <style:text-properties officeooo:rsid="00605be0"/>
    </style:style>
    <style:style style:name="T39" style:family="text">
      <style:text-properties officeooo:rsid="0061e2de"/>
    </style:style>
    <style:style style:name="T40" style:family="text">
      <style:text-properties officeooo:rsid="00637682"/>
    </style:style>
    <style:style style:name="T41" style:family="text">
      <style:text-properties officeooo:rsid="0063bcde"/>
    </style:style>
    <style:style style:name="T42" style:family="text">
      <style:text-properties officeooo:rsid="0067e246"/>
    </style:style>
    <style:style style:name="T43" style:family="text">
      <style:text-properties officeooo:rsid="0068735d"/>
    </style:style>
    <style:style style:name="T44" style:family="text">
      <style:text-properties officeooo:rsid="0068cc37"/>
    </style:style>
    <style:style style:name="T45" style:family="text">
      <style:text-properties officeooo:rsid="006a8ca6"/>
    </style:style>
    <style:style style:name="T46" style:family="text">
      <style:text-properties officeooo:rsid="006c4059"/>
    </style:style>
    <style:style style:name="T47" style:family="text">
      <style:text-properties officeooo:rsid="006c49ad"/>
    </style:style>
    <style:style style:name="T48" style:family="text">
      <style:text-properties officeooo:rsid="006d3e64"/>
    </style:style>
    <style:style style:name="T49" style:family="text">
      <style:text-properties officeooo:rsid="0071613c"/>
    </style:style>
    <style:style style:name="T50" style:family="text">
      <style:text-properties officeooo:rsid="00728b51"/>
    </style:style>
    <style:style style:name="T51" style:family="text">
      <style:text-properties officeooo:rsid="0073975b"/>
    </style:style>
    <style:style style:name="T52" style:family="text">
      <style:text-properties officeooo:rsid="00746a29"/>
    </style:style>
    <style:style style:name="T53" style:family="text">
      <style:text-properties officeooo:rsid="0075103e"/>
    </style:style>
    <style:style style:name="T54" style:family="text">
      <style:text-properties officeooo:rsid="0075e5cc"/>
    </style:style>
    <style:style style:name="T55" style:family="text">
      <style:text-properties officeooo:rsid="007729ba"/>
    </style:style>
    <style:style style:name="T56" style:family="text">
      <style:text-properties officeooo:rsid="00786e97"/>
    </style:style>
    <style:style style:name="T57" style:family="text">
      <style:text-properties officeooo:rsid="007895a5"/>
    </style:style>
    <style:style style:name="T58" style:family="text">
      <style:text-properties officeooo:rsid="0079d2cd"/>
    </style:style>
    <style:style style:name="T59" style:family="text">
      <style:text-properties officeooo:rsid="007ad610"/>
    </style:style>
    <style:style style:name="T60" style:family="text">
      <style:text-properties officeooo:rsid="007d8384"/>
    </style:style>
    <style:style style:name="T61" style:family="text">
      <style:text-properties officeooo:rsid="007f6eb1"/>
    </style:style>
    <style:style style:name="T62" style:family="text">
      <style:text-properties officeooo:rsid="0080b16f"/>
    </style:style>
    <style:style style:name="T63" style:family="text">
      <style:text-properties officeooo:rsid="0082ab8d"/>
    </style:style>
    <style:style style:name="T64" style:family="text">
      <style:text-properties officeooo:rsid="00835106"/>
    </style:style>
    <style:style style:name="T65" style:family="text">
      <style:text-properties officeooo:rsid="00853a05"/>
    </style:style>
    <style:style style:name="T66" style:family="text">
      <style:text-properties officeooo:rsid="008684a1"/>
    </style:style>
    <style:style style:name="T67" style:family="text">
      <style:text-properties officeooo:rsid="0087aef2"/>
    </style:style>
    <style:style style:name="T68" style:family="text">
      <style:text-properties officeooo:rsid="0088607f"/>
    </style:style>
    <style:style style:name="T69" style:family="text">
      <style:text-properties officeooo:rsid="0088de84"/>
    </style:style>
    <style:style style:name="T70" style:family="text">
      <style:text-properties officeooo:rsid="008a3f25"/>
    </style:style>
    <style:style style:name="T71" style:family="text">
      <style:text-properties officeooo:rsid="008c237b"/>
    </style:style>
    <style:style style:name="T72" style:family="text">
      <style:text-properties officeooo:rsid="008e859f"/>
    </style:style>
    <style:style style:name="T73" style:family="text">
      <style:text-properties officeooo:rsid="00902c1e"/>
    </style:style>
    <style:style style:name="T74" style:family="text">
      <style:text-properties officeooo:rsid="0091e417"/>
    </style:style>
    <style:style style:name="T75" style:family="text">
      <style:text-properties officeooo:rsid="0093451d"/>
    </style:style>
    <style:style style:name="T76" style:family="text">
      <style:text-properties officeooo:rsid="009369aa"/>
    </style:style>
    <style:style style:name="T77" style:family="text">
      <style:text-properties officeooo:rsid="00947533"/>
    </style:style>
    <style:style style:name="T78" style:family="text">
      <style:text-properties officeooo:rsid="00956c53"/>
    </style:style>
    <style:style style:name="T79" style:family="text">
      <style:text-properties officeooo:rsid="0095d760"/>
    </style:style>
    <style:style style:name="T80" style:family="text">
      <style:text-properties officeooo:rsid="0097d636"/>
    </style:style>
    <style:style style:name="T81" style:family="text">
      <style:text-properties officeooo:rsid="009858ab"/>
    </style:style>
    <style:style style:name="T82" style:family="text">
      <style:text-properties officeooo:rsid="009917fc"/>
    </style:style>
    <style:style style:name="T83" style:family="text">
      <style:text-properties officeooo:rsid="0099947d"/>
    </style:style>
    <style:style style:name="T84" style:family="text">
      <style:text-properties officeooo:rsid="009b36a6"/>
    </style:style>
    <style:style style:name="T85" style:family="text">
      <style:text-properties officeooo:rsid="009b4111"/>
    </style:style>
    <style:style style:name="T86" style:family="text">
      <style:text-properties officeooo:rsid="009be9ec"/>
    </style:style>
    <style:style style:name="T87" style:family="text">
      <style:text-properties officeooo:rsid="009c7caa"/>
    </style:style>
    <style:style style:name="T88" style:family="text">
      <style:text-properties officeooo:rsid="009cdb83"/>
    </style:style>
    <style:style style:name="T89" style:family="text">
      <style:text-properties officeooo:rsid="009df2ab"/>
    </style:style>
    <style:style style:name="T90" style:family="text">
      <style:text-properties officeooo:rsid="009e205a"/>
    </style:style>
    <style:style style:name="T91" style:family="text">
      <style:text-properties officeooo:rsid="009ff4be"/>
    </style:style>
    <style:style style:name="T92" style:family="text">
      <style:text-properties officeooo:rsid="00a12523"/>
    </style:style>
    <style:style style:name="T93" style:family="text">
      <style:text-properties officeooo:rsid="00a3042e"/>
    </style:style>
    <style:style style:name="T94" style:family="text">
      <style:text-properties officeooo:rsid="00a4a3c1"/>
    </style:style>
    <style:style style:name="T95" style:family="text">
      <style:text-properties officeooo:rsid="00a6cfc6"/>
    </style:style>
    <style:style style:name="T96" style:family="text">
      <style:text-properties officeooo:rsid="00a8009d"/>
    </style:style>
    <style:style style:name="T97" style:family="text">
      <style:text-properties officeooo:rsid="00a9e42c"/>
    </style:style>
    <style:style style:name="T98" style:family="text">
      <style:text-properties officeooo:rsid="00aacf85"/>
    </style:style>
    <style:style style:name="T99" style:family="text">
      <style:text-properties officeooo:rsid="00abce7c"/>
    </style:style>
    <style:style style:name="T100" style:family="text">
      <style:text-properties officeooo:rsid="00acf9c6"/>
    </style:style>
    <style:style style:name="T101" style:family="text">
      <style:text-properties officeooo:rsid="00ad3e7e"/>
    </style:style>
    <style:style style:name="T102" style:family="text">
      <style:text-properties officeooo:rsid="00af35df"/>
    </style:style>
    <style:style style:name="T103" style:family="text">
      <style:text-properties officeooo:rsid="00afe216"/>
    </style:style>
    <style:style style:name="T104" style:family="text">
      <style:text-properties officeooo:rsid="00affa0d"/>
    </style:style>
    <style:style style:name="T105" style:family="text">
      <style:text-properties officeooo:rsid="00b10405"/>
    </style:style>
    <style:style style:name="T106" style:family="text">
      <style:text-properties officeooo:rsid="00b24ce1"/>
    </style:style>
    <style:style style:name="T107" style:family="text">
      <style:text-properties officeooo:rsid="00b2e5b4"/>
    </style:style>
    <style:style style:name="T108" style:family="text">
      <style:text-properties officeooo:rsid="00b4d9db"/>
    </style:style>
    <style:style style:name="T109" style:family="text">
      <style:text-properties officeooo:rsid="00b67980"/>
    </style:style>
    <style:style style:name="T110" style:family="text">
      <style:text-properties officeooo:rsid="00b74823"/>
    </style:style>
    <style:style style:name="T111" style:family="text">
      <style:text-properties officeooo:rsid="00b80f57"/>
    </style:style>
    <style:style style:name="T112" style:family="text">
      <style:text-properties officeooo:rsid="00b9f67b"/>
    </style:style>
    <style:style style:name="T113" style:family="text">
      <style:text-properties officeooo:rsid="00bbaa7f"/>
    </style:style>
    <style:style style:name="T114" style:family="text">
      <style:text-properties officeooo:rsid="00bd73b9"/>
    </style:style>
    <style:style style:name="T115" style:family="text">
      <style:text-properties officeooo:rsid="00bed509"/>
    </style:style>
    <style:style style:name="T116" style:family="text">
      <style:text-properties officeooo:rsid="00bf86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<text:span text:style-name="T13">ssay 1 Notes</text:span></text:p>
      <text:p text:style-name="P1"/>
      <text:p text:style-name="P2">Time period – states – futuristic skyscrapers – nation states</text:p>
      <text:p text:style-name="P2">-What happened to CA</text:p>
      <text:p text:style-name="P2">-1850s … Powell?</text:p>
      <text:p text:style-name="P2">-The water Knife 2015</text:p>
      <text:p text:style-name="P2">-China kicking ass?</text:p>
      <text:p text:style-name="P2"/>
      <text:p text:style-name="P28">Carver City</text:p>
      <text:p text:style-name="P3">-<text:span text:style-name="T13">Not a real city</text:span></text:p>
      <text:p text:style-name="P3"/>
      <text:p text:style-name="P3">Mulroy Airbase</text:p>
      <text:p text:style-name="P3">-<text:span text:style-name="T13">Not a real Airbase</text:span></text:p>
      <text:p text:style-name="P3"/>
      <text:p text:style-name="P4"><text:span text:style-name="T13">George Washington </text:span>Carver</text:p>
      <text:p text:style-name="P4">-<text:span text:style-name="T13">African American</text:span></text:p>
      <text:p text:style-name="P4">-<text:span text:style-name="T13">Agricultural scientist</text:span></text:p>
      <text:p text:style-name="P4">-<text:span text:style-name="T13">I</text:span>nterested in crop yields/environmentalism</text:p>
      <text:p text:style-name="P4"/>
      <text:p text:style-name="P28">Facts</text:p>
      <text:p text:style-name="P5">-https://www.propublica.org/article/killing-colorado-pat-mulroy-las-vegas-water-witch</text:p>
      <text:p text:style-name="P6">-The book is called The Water Knife (2015).</text:p>
      <text:p text:style-name="P7">-There is a fictional city called Carver City.</text:p>
      <text:p text:style-name="P9">-George Washington Carver was an “agricultural scientist and inventor who promoted alternative crops to cotton and methods to prevent soil depletion” (Bagley np).</text:p>
      <text:p text:style-name="P7">-There is a fictional airbase called Mulroy Airbase.</text:p>
      <text:p text:style-name="P7">-Patricia Mulroy was a water administrator for the SNWA. “<text:span text:style-name="T1">had one paramount mission”</text:span></text:p>
      <text:p text:style-name="P7">In the novel, Catherine Case is a water administrator for the SNWA <text:span text:style-name="T1">that will stop at nothing to secure water for Las Vegas.</text:span></text:p>
      <text:p text:style-name="P29">-Pat (Patricia) Mulroy – aka the “Water Witch”</text:p>
      <text:p text:style-name="P8"/>
      <text:p text:style-name="P28">Essay (from Facts)</text:p>
      <text:p text:style-name="P10">-When Angel attacks the fictional Carver City on behalf of Catherine Case and the <text:span text:style-name="T2">Southern Nevada Water Authority (</text:span>SNWA<text:span text:style-name="T2">)</text:span> in Chapter1 of the Water Knife (2015), he’s not simply destroying a water resource for the denizens of the novel; the city’s name evokes the agricultural scientist George Washington Carver, who promoted alternative crops to cotton and methods to prevent soil depletion, and the helicopters launc<text:span text:style-name="T3">hed</text:span> for the equally-fictional Mulroy Airbase channels the very real SNWA <text:span text:style-name="T2">Patricia Mulroy, who in the 1990s, “had one paramount mission: to find more water for Las Vegas and use it to help the city keep expanding”. Mulroy also acts in many ways as a prototype for Angel’s boss, Catherine Case, an even more aggressive SNWA water administrator who will stop at nothing to secure water for Las Vegas.</text:span></text:p>
      <text:p text:style-name="P10"/>
      <text:p text:style-name="P10"/>
      <text:p text:style-name="P28">Discussion on The Water Knife</text:p>
      <text:p text:style-name="P11">-Ari-<text:span text:style-name="T13">Z</text:span>oners?</text:p>
      <text:p text:style-name="P11">-people encroaching or setting up water claims (zones?)</text:p>
      <text:p text:style-name="P11">-Merry Perry – <text:span text:style-name="T4">Rick Perry 2011 (should pray for rain)</text:span></text:p>
      <text:p text:style-name="P12">-Google/NYT (New York Times)</text:p>
      <text:p text:style-name="P12">-KINDLE POST? =&gt; Newspapers now online absorbed by large corporations eCommerce advertising</text:p>
      <text:p text:style-name="P10"><text:soft-page-break/></text:p>
      <text:p text:style-name="P14"/>
      <text:p text:style-name="P13">-Google /NYT is a NEWS Source in the net</text:p>
      <text:p text:style-name="P13">-KINDLE POST IS A NEWS SOURCE in the now</text:p>
      <text:p text:style-name="P13">-Lucy is an independent reporter</text:p>
      <text:p text:style-name="P13">-Simon Yu has a feed Lucy watches</text:p>
      <text:p text:style-name="P13">-Phoenix down the tubes is a <text:s/>regional has<text:span text:style-name="T6">h</text:span>tag</text:p>
      <text:p text:style-name="P13">_Kindle is an <text:s/><text:span text:style-name="T13">Amazon</text:span><text:span text:style-name="T5"> brand leader tech</text:span></text:p>
      <text:p text:style-name="P13">- <text:span text:style-name="T5">The WaPo is a Newspaper</text:span></text:p>
      <text:p text:style-name="P13"/>
      <text:p text:style-name="P28">Writing tips</text:p>
      <text:p text:style-name="P16">-Writing with an authoritative but not ‘splanin’ tone.</text:p>
      <text:p text:style-name="P30">-When is a good word to start out with</text:p>
      <text:p text:style-name="P15"/>
      <text:p text:style-name="P28">Example</text:p>
      <text:p text:style-name="P15">-Facts (Proofs and Truths)</text:p>
      <text:p text:style-name="P16">-Known <text:span text:style-name="T13">knowns</text:span> (proofs)</text:p>
      <text:p text:style-name="P16">1. In volleyball, there are many defensive strategies.</text:p>
      <text:p text:style-name="P16">2. One common strategy is scooping.</text:p>
      <text:p text:style-name="P16">3. Scooping is using your sepearted arms…</text:p>
      <text:p text:style-name="P16">4. Scooping helps reduce error and soften the deflection of fast and strrangely spping balls</text:p>
      <text:p text:style-name="P16">&gt;&gt; Combining 1 &amp; 2 &amp; 4: One common strategy is scooping. In volleyball</text:p>
      <text:p text:style-name="P16">=&gt; Scooping, one of the common defensive strategies that reduces error</text:p>
      <text:p text:style-name="P16">=&gt; Because scooping is one of the common defensive strategies that reduces error and softens the deflection of fast and strangely <text:span text:style-name="T13">spinning</text:span> balls, ___ x___?</text:p>
      <text:p text:style-name="P16"/>
      <text:p text:style-name="P28">Dependent Clauses that force more explanations</text:p>
      <text:p text:style-name="P16">-Of course, the tight connection between SNWA</text:p>
      <text:p text:style-name="P16">-As soon as you known something, trying to see something more</text:p>
      <text:p text:style-name="P17">-Have an analysis, so what can I do with that?</text:p>
      <text:p text:style-name="P17">-<text:span text:style-name="T7">Always want to be turning it?</text:span></text:p>
      <text:p text:style-name="P17">-<text:span text:style-name="T8">Get your truth’s</text:span></text:p>
      <text:p text:style-name="P17">- <text:span text:style-name="T8">Add because or after, make your reader or you say something new</text:span></text:p>
      <text:p text:style-name="P17"/>
      <text:p text:style-name="P28">Example 2</text:p>
      <text:p text:style-name="P18">-Alan is wearing a Khul jacket.</text:p>
      <text:p text:style-name="P18">-Because Alan is wearing a Kuhl jacket, it’s okay that he delayed the class start time.</text:p>
      <text:p text:style-name="P18">-KindlePost seems to be a merged media group consisting of Amazon Kindle and The Washington Post, <text:span text:style-name="T14">__________________________________________________</text:span></text:p>
      <text:p text:style-name="P18"/>
      <text:p text:style-name="P31">Chasing Rivers Notes</text:p>
      <text:p text:style-name="P34">(https://www.youtube.com/watch?v=xt5uJrWW1gE)</text:p>
      <text:p text:style-name="P18"/>
      <text:p text:style-name="P18"/>
      <text:p text:style-name="P18">-<text:span text:style-name="T9">Theme of hope that differs from </text:span><text:span text:style-name="T14">The Water Knife - </text:span><text:span text:style-name="T9">we can link the colorado river to the </text:span><text:span text:style-name="T14">Sea</text:span><text:span text:style-name="T9"> of </text:span><text:span text:style-name="T14">Mexico</text:span></text:p>
      <text:p text:style-name="P18">-<text:span text:style-name="T10">9 ft of snow to 3 ft of snow, </text:span><text:span text:style-name="T15">Snowmass</text:span><text:span text:style-name="T10"> peak – dust through development</text:span></text:p>
      <text:p text:style-name="P18">-<text:span text:style-name="T10">losing 5% of the river due to the </text:span><text:span text:style-name="T16">Trans-Evaporation</text:span><text:span text:style-name="T10"> process</text:span></text:p>
      <text:p text:style-name="P18">-<text:span text:style-name="T17">Colorado river is m</text:span><text:span text:style-name="T10">ost loved and litigated river, </text:span><text:span text:style-name="T17">not the largest or longest river but </text:span><text:span text:style-name="T18">7</text:span><text:span text:style-name="T19">th</text:span></text:p>
      <text:p text:style-name="P18">-<text:span text:style-name="T21">River flowing at 50% of traditional capacity</text:span></text:p>
      <text:p text:style-name="P19"><text:soft-page-break/>22 trans-basin diversion projects, <text:span text:style-name="T21">tunnels that you cant see that are going underneath the Continental Divide, taking water to Denver, Boulder, Fort Collins, Colorado Springs</text:span></text:p>
      <text:p text:style-name="P19">-<text:span text:style-name="T22">Water never returns to Colorado River basins</text:span></text:p>
      <text:p text:style-name="P19">-<text:span text:style-name="T11">26 billion dollars that it produces, </text:span><text:span text:style-name="T22">runs 1500 miles</text:span></text:p>
      <text:p text:style-name="P19">-<text:span text:style-name="T11">Most of it goes toward agriculture</text:span></text:p>
      <text:p text:style-name="P19">-<text:span text:style-name="T12">Potash is needed for fertilizer</text:span></text:p>
      <text:p text:style-name="P20">- <text:span text:style-name="T23">Water Auction where </text:span>oil and gas companies <text:span text:style-name="T23">outbid every single farmer</text:span></text:p>
      <text:p text:style-name="P20">- <text:span text:style-name="T23">One oil and gas well can use one to five million gallons of water</text:span></text:p>
      <text:p text:style-name="P20">-<text:span text:style-name="T24">Lake Powell receives up to 1400 cargo ship containers a day of silt and sediment (memory of Colorado Rockies falling down), affects fish ecology downstream</text:span></text:p>
      <text:p text:style-name="P20">-<text:span text:style-name="T25">Second decade of drought</text:span></text:p>
      <text:p text:style-name="P20">-<text:span text:style-name="T25">Lake Powell white line is bathtub ring – 75 feet, 51% capacity, </text:span>dropping 1 to 6 inches a day</text:p>
      <text:p text:style-name="P20">Angel notes the batub rings when they’re circling the helicopter as well</text:p>
      <text:p text:style-name="P20">-<text:span text:style-name="T25">Glen Canyon Dam produces 120 million dollars in revenue</text:span></text:p>
      <text:p text:style-name="P21">-<text:span text:style-name="T25">However due to drought and water shortage dead</text:span> pool - not enough water to spin the turbans</text:p>
      <text:p text:style-name="P21">- <text:span text:style-name="T25">Grand Canyon is 277 miles, plans to build 1.4 mile long tramway that will descend 1300 feet and carry 4000 people a day into the Grand Canyon</text:span></text:p>
      <text:p text:style-name="P22">-Sacred confluence of <text:span text:style-name="T25">Indian tribes of the Hopi, Zuni, Navajo, </text:span><text:span text:style-name="T26">Havasupai (11 tribes that surround Grand Canyon National Park)</text:span></text:p>
      <text:p text:style-name="P22">-<text:span text:style-name="T26">Humpback Chub one of four endangered fish left, two already extinct</text:span></text:p>
      <text:p text:style-name="P22">-<text:span text:style-name="T26">Dams cause cold water and retreating of fish to murky milky high calcium water</text:span></text:p>
      <text:p text:style-name="P22">-<text:span text:style-name="T27">1903 Teddy Roosevelt came to canyon ‘Leave it as it is’</text:span></text:p>
      <text:p text:style-name="P23">-Water color is <text:span text:style-name="T28">Emerald Green</text:span>, not natural, <text:span text:style-name="T28">eroding a lot of natural sand and sediment</text:span></text:p>
      <text:p text:style-name="P23">-<text:span text:style-name="T28">Lake Mead is now at its all-time record low 39%, </text:span><text:span text:style-name="T30">Vegas next to Lake Mead</text:span></text:p>
      <text:p text:style-name="P24">-<text:span text:style-name="T28">Water intake is so close to water level now that s</text:span>pending a billion dollars to construct the third straw</text:p>
      <text:p text:style-name="P24">-<text:span text:style-name="T28">Bathtub drain all the way back to Vegas, because if the water level gets any closer to intake valve, they might not be able to use it</text:span></text:p>
      <text:p text:style-name="P25">-<text:span text:style-name="T29">Law of the River in</text:span> 1922, 7 states <text:span text:style-name="T29">divvied up Colorado River</text:span>, <text:span text:style-name="T29">excluding Mexico and Vegas</text:span></text:p>
      <text:p text:style-name="P25">-Vegas forced to use water <text:span text:style-name="T31">wisely – smart/zero-scaping, mandatory pool coverings, grey water</text:span></text:p>
      <text:p text:style-name="P25">-<text:span text:style-name="T32">70% of water to front lawns, pay people to tear out $2 now $1.50 per square foot</text:span></text:p>
      <text:p text:style-name="P25">-<text:span text:style-name="T32">Oasis dream did not account for 6 gallon toilets and palm trees (endangering wildlife)</text:span></text:p>
      <text:p text:style-name="P25">-<text:span text:style-name="T32">Yuma Arizona, right before Colorado River crosses US-Mexican border</text:span></text:p>
      <text:p text:style-name="P25">-<text:span text:style-name="T32">Lettuce in December and January come from Colorado River (nation’s salad bowl)</text:span></text:p>
      <text:p text:style-name="P25">- <text:span text:style-name="T32">Due to water quota use or lose, farmers exporting water in form of alfalfa to Asia</text:span></text:p>
      <text:p text:style-name="P25">-<text:span text:style-name="T32">12 major dams on the river</text:span></text:p>
      <text:p text:style-name="P25">-<text:span text:style-name="T32">At end U-S-Mexican border for 22 miles is Morelos dam</text:span></text:p>
      <text:p text:style-name="P26">-Gila river is now empty</text:p>
      <text:p text:style-name="P26">-<text:span text:style-name="T32">Just two miles into Mexico river is empty</text:span></text:p>
      <text:p text:style-name="P26">-<text:span text:style-name="T33">We learn the value of water when the well runs dry – Ben Franklin</text:span></text:p>
      <text:p text:style-name="P35">-Not a single drop has run naturally since 1998</text:p>
      <text:p text:style-name="P35">-<text:span text:style-name="T34">90 miles shy of Pacific Ocean</text:span></text:p>
      <text:p text:style-name="P35">-<text:span text:style-name="T35">20000 Cocopah Indian used to live in delta</text:span></text:p>
      <text:p text:style-name="P35">-<text:span text:style-name="T36">Colorado river is metaphor, ask to much of a limited resource and it disappears</text:span></text:p>
      <text:p text:style-name="P35">-<text:span text:style-name="T37">Minute 319 agreement </text:span>-<text:span text:style-name="T38">Mexico asked US for help – renegotiate water allocation, </text:span></text:p>
      <text:p text:style-name="P36">-Aldo Leopold (1922) – ‘The river was nowhere and everywhere’ – <text:span text:style-name="T39">couldn’t not decide which of the hudred green lagoons to take</text:span></text:p>
      <text:p text:style-name="P36">-<text:span text:style-name="T40">Morelos Dam – released temporary pulse of water (less than 1% of the river’s flow)</text:span></text:p>
      <text:p text:style-name="P36">-<text:span text:style-name="T40">Rio Colorado had no water </text:span><text:span text:style-name="T41">but first time in two decades Colorado reached sea</text:span></text:p>
      <text:p text:style-name="P27"/>
      <text:p text:style-name="P32"><text:soft-page-break/>__________________________________________________</text:p>
      <text:p text:style-name="P37">Cadillac Desert Notes</text:p>
      <text:p text:style-name="P27"><text:a xlink:type="simple" xlink:href="https://www.youtube.com/watch?v=PR2BSGQt2DU" text:style-name="Internet_20_link" text:visited-style-name="Visited_20_Internet_20_Link">https://www.youtube.com/watch?v=PR2BSGQt2DU</text:a></text:p>
      <text:p text:style-name="P27"/>
      <text:p text:style-name="P38">-In less than century, built South-West states out of desert</text:p>
      <text:p text:style-name="P38">-Lifted great rivers and moved over continent</text:p>
      <text:p text:style-name="P38">-Built dams for electric power but didn’t consider consequences</text:p>
      <text:p text:style-name="P38">-Hoover Dam inspected by emperor Haile Selassie of Ethiopia</text:p>
      <text:p text:style-name="P38">-<text:span text:style-name="T42">Like sorcerer's apprentice – Los Angeles gets water and then demands more water due to growth</text:span></text:p>
      <text:p text:style-name="P38">-<text:span text:style-name="T43">West is naturally barren, when water is turned off a desert reappears overnight</text:span></text:p>
      <text:p text:style-name="P38">-<text:span text:style-name="T44">Rosemead, Laurel Canyon, Mulholland are streets named after founders</text:span></text:p>
      <text:p text:style-name="P38">-<text:span text:style-name="T44">Los Angeles originally planned as 19</text:span><text:span text:style-name="T20">th</text:span><text:span text:style-name="T44"> city like Dublin with culture</text:span></text:p>
      <text:p text:style-name="P38">-<text:span text:style-name="T45">Never had reason to be here, no minerals/metals/forest, everything that cities had to develop themselves Los Angeles lacked</text:span></text:p>
      <text:p text:style-name="P38">-<text:span text:style-name="T46">1886 William Muholland becomes superin</text:span><text:span text:style-name="T76">tendent</text:span><text:span text:style-name="T46"> of LA Water System</text:span></text:p>
      <text:p text:style-name="P38">-<text:span text:style-name="T46">Population of Los Angeles was about 100,000 by 1900</text:span></text:p>
      <text:p text:style-name="P38"><text:a xlink:type="simple" xlink:href="http://www.laalmanac.com/population/po25.php" text:style-name="Internet_20_link" text:visited-style-name="Visited_20_Internet_20_Link">http://www.laalmanac.com/population/po25.php</text:a></text:p>
      <text:p text:style-name="P38">- <text:span text:style-name="T72">First capitalists of Los Angeles - Boys club of anglo saxon WASP families</text:span></text:p>
      <text:p text:style-name="P38">- <text:span text:style-name="T73">San Fernando from Owens Valley</text:span></text:p>
      <text:p text:style-name="P45">-Los Angeles voted 10 to 1 to pay for Mulholland’s aqueduct</text:p>
      <text:p text:style-name="P45">-<text:span text:style-name="T74">Never more than a few thousand worked on aqueduct because of exhausting and dangerous work</text:span></text:p>
      <text:p text:style-name="P45">-<text:span text:style-name="T75">Building the World’s longest garden hose</text:span></text:p>
      <text:p text:style-name="P45">-<text:span text:style-name="T77">Owens River aqueduct still brings water to Los Angeles today</text:span></text:p>
      <text:p text:style-name="P45">-<text:span text:style-name="T78">Mulholland was like a messiah figure, in his celebration speech take there it is take it</text:span></text:p>
      <text:p text:style-name="P45">-<text:span text:style-name="T79">Water created contemporary Los Angeles</text:span></text:p>
      <text:p text:style-name="P45">-<text:span text:style-name="T80">Water came after 1913, prepared for an absolute golden age of building and construction, lasted through the 1930s</text:span></text:p>
      <text:p text:style-name="P45">-<text:span text:style-name="T81">67 Lumber ships at San Pedro Harbor lined up to get construction</text:span></text:p>
      <text:p text:style-name="P45">-<text:span text:style-name="T82">Formerly had coyotes and tumbleweeds, now most exquisite invented garden </text:span><text:span text:style-name="T83">(desert into eden)</text:span></text:p>
      <text:p text:style-name="P45">-<text:span text:style-name="T84">Growing 11 times faster than new York</text:span></text:p>
      <text:p text:style-name="P45">-<text:span text:style-name="T84">Los Angeles annexed 52 surround communities, soon 400 square miles</text:span></text:p>
      <text:p text:style-name="P45">-<text:span text:style-name="T85">You bring the water to Los Angeles or you bring water to a development area to be later incorporated into Los Angeles and increase in value</text:span></text:p>
      <text:p text:style-name="P45">-<text:span text:style-name="T86">1920 Los Angeles River was the most productive Farm County in American</text:span></text:p>
      <text:p text:style-name="P45">-<text:span text:style-name="T87">Chinatown originally Water and Power, </text:span><text:span text:style-name="T88">Age of Salesmanship</text:span></text:p>
      <text:p text:style-name="P45">-<text:span text:style-name="T89">William Muloholland because highest paid public employee in California</text:span></text:p>
      <text:p text:style-name="P45">-<text:span text:style-name="T90">Mullholland School, Mullholland Reservoir, Muholland </text:span><text:span text:style-name="T91">Drive</text:span></text:p>
      <text:p text:style-name="P45">-<text:span text:style-name="T92">Men discussed water and construction like art back in the day</text:span></text:p>
      <text:p text:style-name="P45">-<text:span text:style-name="T93">Imported Owens River allowed Los Angeles to expand three times the rate</text:span></text:p>
      <text:p text:style-name="P45">-<text:span text:style-name="T94">Only thing to stop Los Angeles from growing was to kill Frank wiggins</text:span></text:p>
      <text:p text:style-name="P45">-<text:span text:style-name="T95">Only 10 years after Mulholland finished great Aqueduct with a four-fold surplus, Los Angeles running out of water</text:span></text:p>
      <text:p text:style-name="P45">-<text:span text:style-name="T96">Colorado Mono Lake</text:span></text:p>
      <text:p text:style-name="P45">-<text:span text:style-name="T97">Mullholland because obsessive water seeker like Catherine Case</text:span></text:p>
      <text:p text:style-name="P45">-<text:span text:style-name="T97">Owens Valley used to be a paradise then became desolate after river was diverted</text:span></text:p>
      <text:p text:style-name="P45">-<text:span text:style-name="T98">Cut ranchers canals</text:span></text:p>
      <text:p text:style-name="P45">-<text:span text:style-name="T98">More than half crops gone by 1924</text:span></text:p>
      <text:p text:style-name="P45">-<text:span text:style-name="T99">Bombing floodgates of aqueduct</text:span></text:p>
      <text:p text:style-name="P45"><text:soft-page-break/>-<text:span text:style-name="T100">Leaders of Owens Valley/Raiders and Los Angeles Consortium would negotiate a fair price for remaining water rights in Owen’s Valley</text:span></text:p>
      <text:p text:style-name="P45">-<text:span text:style-name="T101">Cheered but negotiations feel through because Los Angeles was buying more towns and water rights</text:span></text:p>
      <text:p text:style-name="P45">-<text:span text:style-name="T102">While ranchers occupied with aqueduct, city agents secured legal options on all remaining land and water rights in Owen’s Valley</text:span></text:p>
      <text:p text:style-name="P45">-<text:span text:style-name="T103">Bombing of Los Angeles aqueduct vilianizing ranchers</text:span></text:p>
      <text:p text:style-name="P45">-<text:span text:style-name="T104">Brought machine guns and </text:span><text:span text:style-name="T105">600 heavily armed</text:span><text:span text:style-name="T104"> of police officers to </text:span><text:span text:style-name="T106">Owen’s Valley, backed by full force of state and federal law, endorsed by Chamber of Commerce</text:span></text:p>
      <text:p text:style-name="P45">-<text:span text:style-name="T107">San </text:span><text:span text:style-name="T108">Francisquito Canyon</text:span><text:span text:style-name="T107"> dam broke killing hundreds of people – </text:span><text:span text:style-name="T109">Mulholland reservoir became Hollywood Reservoir</text:span></text:p>
      <text:p text:style-name="P45">-<text:span text:style-name="T110">Second Project – al lthe way to the Arizona State Line</text:span></text:p>
      <text:p text:style-name="P45">-<text:span text:style-name="T110">Governor of Arizona deployed state militia to river Bank to stop Los Angeles taking Colorado River Water but was helpless</text:span></text:p>
      <text:p text:style-name="P45">-<text:span text:style-name="T111">History of Los Angeles after 1920s obsessed with search for more water</text:span></text:p>
      <text:p text:style-name="P45">-<text:span text:style-name="T112">Authorized in 1928 finished by Mid 1930s 100 miles north of Owen’s Valley – Mono Lake drained</text:span></text:p>
      <text:p text:style-name="P38">-<text:span text:style-name="T112">People take water system for granted, </text:span><text:span text:style-name="T113">fundamental benefit</text:span></text:p>
      <text:p text:style-name="P38">-<text:span text:style-name="T114">Finished the second Barrel, sucking twice as much water from Mono Lake, </text:span><text:span text:style-name="T115">fell 2 feet every year</text:span></text:p>
      <text:p text:style-name="P38">-<text:span text:style-name="T116">1974 environmentalist stopped the destruction of Mono Lake</text:span></text:p>
      <text:p text:style-name="P33">__________________________________________________</text:p>
      <text:p text:style-name="P39">The Water Knife</text:p>
      <text:p text:style-name="P40">Ch. 1</text:p>
      <text:p text:style-name="P39">- Angel is a water knife and scene opens up with him in Cypress 1 arcology of Las Vegas, Nevada</text:p>
      <text:p text:style-name="P39">- Charles Braxton is a out of shape lawyer for the Southern Nevada Water Authority (SNWA) and delivers paperwork to Angel saying Carver City (fictional) lost an appeal to maintain legal rights</text:p>
      <text:p text:style-name="P39">-Braxton tells Angel he has a day before Carver City files a new appeal</text:p>
      <text:p text:style-name="P39">-Angel and Braxton don’t like each other that much. Braxton <text:span text:style-name="T48">looks down on Angel and </text:span><text:span text:style-name="T47">doesn’t get why Catherine Case their boss values and trusts </text:span><text:span text:style-name="T48">him. Angel states that Braxton is a lawyer and because of that he thinks everyone lies and is just a lapdog of Case.</text:span></text:p>
      <text:p text:style-name="P39">-<text:span text:style-name="T48">Case is the “Queen of the Colorado” because with the flick of a pen she can destroy entire communities</text:span></text:p>
      <text:p text:style-name="P39">-<text:span text:style-name="T48">Blue Mesa Dam on the Gunnison, Navajo Dam on San Juan, Flaming Gorge Dam on the Green</text:span></text:p>
      <text:p text:style-name="P40">-Open-market purchase options to recharge the depth in Lake Mead (unheard of in present day to buy water resources)</text:p>
      <text:p text:style-name="P40">-Ten years of bac<text:span text:style-name="T71">k</text:span>-and-forth in courts between Vegas and </text:p>
      <text:p text:style-name="P39">-<text:span text:style-name="T48">Case cuts of the water to other cities so she </text:span></text:p>
      <text:p text:style-name="P39"/>
      <text:p text:style-name="P39"/>
      <text:p text:style-name="P40">Ch.2</text:p>
      <text:p text:style-name="P40">-Lucy is a journalist, dreaming for rain but wakes up the reality of her house engulfed in a dust storm</text:p>
      <text:p text:style-name="P40">-Sunny her dog foreshadows Jaime’s murder and the killers who may be stalking her</text:p>
      <text:p text:style-name="P40">-She tries to calm Sunny but she begins to become paranoid, thinking someone is out there in the storm</text:p>
      <text:p text:style-name="P40">-Lucy can’t go back to sleep so she decides to work, her number feeds or clicks are down</text:p>
      <text:p text:style-name="P40">-The cause is the story about the destruction of the water plant in Carver city from Ch. 1</text:p>
      <text:p text:style-name="P40">-We get insight on what happened to Simon Yu, he was abducted and then dumped in the desert and made his way back to the destroyed plant</text:p>
      <text:p text:style-name="P40">-Lucy flags the story to keep her followers in the loop but its too late for her to take credit</text:p>
      <text:p text:style-name="P40">-Lucy is <text:span text:style-name="T49">a collapse/negative news focused journalist who does it for clicks</text:span></text:p>
      <text:p text:style-name="P40">-<text:span text:style-name="T49">Because she did not come from Phoenix, she was impartial to the city but she’s gotten close to people in the city and the stories are more personal for her</text:span></text:p>
      <text:p text:style-name="P40"><text:soft-page-break/>-<text:span text:style-name="T49">In her feed, Lucy hears of an incident which is going down near the Hilton 6</text:span></text:p>
      <text:p text:style-name="P40">-<text:span text:style-name="T49">Eager for clicks, she puts on the REI mask her sister gave her and drives through the dust storm with her truck</text:span></text:p>
      <text:p text:style-name="P40">-<text:span text:style-name="T50">Arriving at the Hilton she shes cops, caution tape and a bunch of dead bodies and then is shocked by one of the corpses</text:span></text:p>
      <text:p text:style-name="P40">-<text:span text:style-name="T50">The body is that of her friend Jaime, who is tortured and murdered with his eyes gouged out</text:span></text:p>
      <text:p text:style-name="P40">-<text:span text:style-name="T50">Lucy begins to think about Jaime’s hubris and plan of obtaining the most senior, oldest water rights</text:span></text:p>
      <text:p text:style-name="P40">-<text:span text:style-name="T50">Using these rights he planned on breaking the Colorado River Compact </text:span><text:span text:style-name="T51">by becoming rich and selling the rights to California rather than Nevada to rub it in the face of Catherine Case</text:span></text:p>
      <text:p text:style-name="P40">-<text:span text:style-name="T51">The police pull Lucy away from Jaime’s body but she wants to stay with him to pay her respects, showing their closeness</text:span></text:p>
      <text:p text:style-name="P40">-<text:span text:style-name="T51">In the distance Lucy feels paranoid highlighting the them of being watched from earlier in the chapter and thinks Jaime’s killer is watching her</text:span></text:p>
      <text:p text:style-name="P40"/>
      <text:p text:style-name="P41">Key Points</text:p>
      <text:p text:style-name="P41">Ch. 1</text:p>
      <text:p text:style-name="P41">-Southern Nevada Water Authority – SNWA</text:p>
      <text:p text:style-name="P41">-Carver City loss on appeal</text:p>
      <text:p text:style-name="P41">-Files an appeal</text:p>
      <text:p text:style-name="P41">-Defending the private property of the state of Nevada</text:p>
      <text:p text:style-name="P41">-Catherine Case - Queen of the Colorado</text:p>
      <text:p text:style-name="P41">-Cachmen<text:span text:style-name="T52">t</text:span> basins of the Rocky Mountains</text:p>
      <text:p text:style-name="P41">-<text:span text:style-name="T52">Blue Mesa Dam on the Gunison</text:span></text:p>
      <text:p text:style-name="P41">-<text:span text:style-name="T52">Navajo Dam on the San Juan</text:span></text:p>
      <text:p text:style-name="P41">-<text:span text:style-name="T52">Flaming Gorge Dam on the Green</text:span></text:p>
      <text:p text:style-name="P41">-<text:span text:style-name="T52">Ten Years of back-and-forth</text:span></text:p>
      <text:p text:style-name="P41">-<text:span text:style-name="T52">Hanging Gardens of Los Vegas</text:span></text:p>
      <text:p text:style-name="P41">-”<text:span text:style-name="T52">You’re all here because of me”</text:span></text:p>
      <text:p text:style-name="P41">-<text:span text:style-name="T52">Nevada Guardies/Nevada National Guarda/Camel Corps/Vegas Guardies</text:span></text:p>
      <text:p text:style-name="P41">-<text:span text:style-name="T52">Operation Honey Pool / Lake Mead</text:span></text:p>
      <text:p text:style-name="P41">-<text:span text:style-name="T52">Carver City Water storage – Twenty-Six-Million acre-feet of water storage</text:span></text:p>
      <text:p text:style-name="P41">-<text:span text:style-name="T52">Lake Mead – filing with silt, lifeline always threatened verge of sinking below Intake No. 3</text:span></text:p>
      <text:p text:style-name="P41">-<text:span text:style-name="T52">Texans and Zoners who didn’t have enough money to get into a Cypress arcology</text:span></text:p>
      <text:p text:style-name="P41">-<text:span text:style-name="T53">Queen of Colorado slaughtered the hell out of them, </text:span><text:span text:style-name="T54">can’t police water mains drink dust</text:span></text:p>
      <text:p text:style-name="P41">-<text:span text:style-name="T55">Desert – Old Testament ancient, Creosote bushes, Joshua trees, Yuicca eruoptions</text:span></text:p>
      <text:p text:style-name="P41">- <text:span text:style-name="T55">The Colorado River not in a straw yet</text:span></text:p>
      <text:p text:style-name="P41">- <text:span text:style-name="T55">Seven million acre-feet a year down from sixteen million</text:span></text:p>
      <text:p text:style-name="P42">- Hindus Worshiped Rivers – everywhere it touches life</text:p>
      <text:p text:style-name="P42">-<text:span text:style-name="T56">Blue Mesa | Flaming Gorge | Morrow Point | Soldier Creek | Navajo | Glen Canyon | Hoover</text:span></text:p>
      <text:p text:style-name="P42">- <text:span text:style-name="T56">Lake Powell | Lake Mead | Lake Havasu</text:span></text:p>
      <text:p text:style-name="P42">- <text:span text:style-name="T57">Medico never saw a drop of water hit its border</text:span></text:p>
      <text:p text:style-name="P42">- <text:span text:style-name="T57">Colorado River Compact and the Law of the River</text:span></text:p>
      <text:p text:style-name="P42">-<text:span text:style-name="T58">Utah and Colorado weren’t allowed to touch the water</text:span></text:p>
      <text:p text:style-name="P42">-<text:span text:style-name="T58">Zoners up in the arctic</text:span></text:p>
      <text:p text:style-name="P42">- Earl Days – Catherine Case meetings, city water managers, Bureau of Reclamation, Department of the Interior</text:p>
      <text:p text:style-name="P42">-Old game – believing a way for everyone to get by</text:p>
      <text:p text:style-name="P42">-California tore up the rulebook</text:p>
      <text:p text:style-name="P42">-Stop stealing the state of Nevada’s water</text:p>
      <text:p text:style-name="P42"><text:soft-page-break/>-Let’s be reasonable, don’t be hasty – it wasn’t the game they were playing</text:p>
      <text:p text:style-name="P42">-Simon Yu – dinosaur bald bureaucrat</text:p>
      <text:p text:style-name="P42">- Cut a deal with California? No, crappy junior water right bought secondhand off a farmer in western Colorado</text:p>
      <text:p text:style-name="P42">- B<text:span text:style-name="T58">l</text:span>ow us up</text:p>
      <text:p text:style-name="P42">-<text:span text:style-name="T58">Zoners are Arizoners or Arizona National Guard, want to avoid state vs state gunbattle</text:span></text:p>
      <text:p text:style-name="P42">-<text:span text:style-name="T59">Carver City’s treatment plant/water infrastrcture was destroyed</text:span></text:p>
      <text:p text:style-name="P42">-<text:span text:style-name="T59">End of times</text:span></text:p>
      <text:p text:style-name="P42">- <text:span text:style-name="T59">Guess that makes me the Devil</text:span></text:p>
      <text:p text:style-name="P42"/>
      <text:p text:style-name="P43">Ch. 2</text:p>
      <text:p text:style-name="P43">-Sound of rain a benediction</text:p>
      <text:p text:style-name="P43">- Godwater</text:p>
      <text:p text:style-name="P43">-Christian thing – the death of Jesus, La Santa Muerte blows in</text:p>
      <text:p text:style-name="P43">-Big Daddy Drought</text:p>
      <text:p text:style-name="P43">-Taiyang International – China investing in America <text:span text:style-name="T60">infrastructure</text:span></text:p>
      <text:p text:style-name="P43">-<text:span text:style-name="T60">Firefight, bombing</text:span></text:p>
      <text:p text:style-name="P43">-<text:span text:style-name="T60">Las Vegas water knives cutting, protecting water rights</text:span></text:p>
      <text:p text:style-name="P43">-<text:span text:style-name="T61">Carver City’s evisceration</text:span></text:p>
      <text:p text:style-name="P44">-<text:span text:style-name="T60">Collapse pornography – </text:span><text:span text:style-name="T61">hunting for salacious imagery</text:span></text:p>
      <text:p text:style-name="P44">-<text:span text:style-name="T61">This is how it all ends</text:span></text:p>
      <text:p text:style-name="P44">-<text:span text:style-name="T61">Hadn’t been so personal in Phoenix when starting as reporter</text:span></text:p>
      <text:p text:style-name="P44">-<text:span text:style-name="T61">New Texans/Merry Perry fools – Phoenix down the tubes</text:span></text:p>
      <text:p text:style-name="P44">- <text:span text:style-name="T62">CNN | Xinhua | Kindle Post | Agence France-Presse | Google/New York Times</text:span></text:p>
      <text:p text:style-name="P44">- <text:span text:style-name="T62">Collapse 2.0 – Denial, Collapse, Acceptance, Refugees</text:span></text:p>
      <text:p text:style-name="P44">-<text:span text:style-name="T63">#BetterThemThanUs</text:span></text:p>
      <text:p text:style-name="P44">-<text:span text:style-name="T63">Drought could end not the status quo</text:span></text:p>
      <text:p text:style-name="P44">-<text:span text:style-name="T64">Too local to ignore, REI filter mask, Desert Adventure Pro II</text:span></text:p>
      <text:p text:style-name="P44">-<text:span text:style-name="T64">Hilton 6, Taiyang Arcology</text:span></text:p>
      <text:p text:style-name="P44">-<text:span text:style-name="T64">John Wesley Powel back in the 1850s – a hundred and fifty years ago so around 2010</text:span></text:p>
      <text:p text:style-name="P44">-<text:span text:style-name="T65">Halliburton and Ibis execs, Merry Perry Refugees, Coyotes, </text:span><text:span text:style-name="T66">Vultures</text:span></text:p>
      <text:p text:style-name="P44">- <text:span text:style-name="T66">You don’t appreciate how good it is until you’re really in the shit/ you don’t notice until it is gone</text:span></text:p>
      <text:p text:style-name="P44">-<text:span text:style-name="T66">Don’t believe data – you test data</text:span></text:p>
      <text:p text:style-name="P44">-<text:span text:style-name="T67">Zoner for life (state segregation), Phoenix Water or Salt River Project</text:span></text:p>
      <text:p text:style-name="P44">-<text:span text:style-name="T67">California Department of Natural Resouces, SNWA, San Diego</text:span></text:p>
      <text:p text:style-name="P44">-<text:span text:style-name="T68">Merry Perry revival tents, climatologists were predicting less not more</text:span></text:p>
      <text:p text:style-name="P44">-<text:span text:style-name="T68">Rain is coming</text:span></text:p>
      <text:p text:style-name="P44">-<text:span text:style-name="T68">Unlocked all God’s secrets</text:span></text:p>
      <text:p text:style-name="P44">-<text:span text:style-name="T68">Senior water rights to take up with Supreme Court</text:span></text:p>
      <text:p text:style-name="P44">-<text:span text:style-name="T68">Las Vegas – a city that should have dried up and blown away about a million years ago – does so well – they are more disciplined</text:span></text:p>
      <text:p text:style-name="P44">-<text:span text:style-name="T69">Three hundred thousand acre-feet of water – they don’t bluff</text:span></text:p>
      <text:p text:style-name="P44">- <text:span text:style-name="T69">The big picture and Jaime’s eyes pried out</text:span></text:p>
      <text:p text:style-name="P44">-<text:span text:style-name="T70">Killing is a feedback loop</text:span></text:p>
      <text:p text:style-name="P44"/>
      <text:p text:style-name="P43"/>
      <text:p text:style-name="P42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8:11:53.657000000</meta:creation-date>
    <dc:date>2023-02-23T14:39:25.106000000</dc:date>
    <meta:editing-duration>PT7H12M21S</meta:editing-duration>
    <meta:editing-cycles>153</meta:editing-cycles>
    <meta:generator>LibreOffice/7.4.4.2$Windows_X86_64 LibreOffice_project/85569322deea74ec9134968a29af2df5663baa21</meta:generator>
    <meta:document-statistic meta:table-count="0" meta:image-count="0" meta:object-count="0" meta:page-count="7" meta:paragraph-count="272" meta:word-count="2976" meta:character-count="17821" meta:non-whitespace-character-count="15075"/>
  </office:meta>
</office:document-meta>
</file>